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2" calcext:value-type="float">
            <text:p>222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220" calcext:value-type="float">
            <text:p>220</text:p>
          </table:table-cell>
        </table:table-row>
        <calcext:conditional-formats>
          <calcext:conditional-format calcext:target-range-address="Sheet1.A1:Sheet1.D4">
            <calcext:color-scale>
              <calcext:color-scale-entry calcext:value="0" calcext:type="minimum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H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8:40:06.912222472</meta:creation-date>
    <dc:date>2025-03-03T19:07:41.638621531</dc:date>
    <meta:editing-duration>PT6M18S</meta:editing-duration>
    <meta:editing-cycles>2</meta:editing-cycles>
    <meta:generator>LibreOffice/7.3.7.2$Linux_X86_64 LibreOffice_project/30$Build-2</meta:generator>
    <meta:document-statistic meta:table-count="1" meta:cell-count="16" meta:object-count="0"/>
  </office:meta>
</office:document-meta>
</file>